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er.failureEventType( Class &lt; ? &gt; failureEv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Executor.execute( final RunnableEx runnab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uilder.threadPool( Executor thread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Executo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Executor.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eventBus( EventBus eventB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Executor.AsyncExecutor( Executor threadPool , EventBus eventBus , Class &lt; ? &gt; failureEventType , Object 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uilder.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uilder.buildForScope( Object execution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